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8.77mm" fo:break-before="auto" style:use-optimal-row-height="true"/>
    </style:style>
    <style:style style:name="ro24" style:family="table-row">
      <style:table-row-properties style:row-height="16.95mm" fo:break-before="auto" style:use-optimal-row-height="true"/>
    </style:style>
    <style:style style:name="ro25" style:family="table-row">
      <style:table-row-properties style:row-height="12.86mm" fo:break-before="auto" style:use-optimal-row-height="true"/>
    </style:style>
    <style:style style:name="ro26" style:family="table-row">
      <style:table-row-properties style:row-height="4.67mm" fo:break-before="auto" style:use-optimal-row-height="true"/>
    </style:style>
    <style:style style:name="ro27" style:family="table-row">
      <style:table-row-properties style:row-height="31.33mm" fo:break-before="auto" style:use-optimal-row-height="true"/>
    </style:style>
    <style:style style:name="ro28" style:family="table-row">
      <style:table-row-properties style:row-height="21.57mm" fo:break-before="auto" style:use-optimal-row-height="true"/>
    </style:style>
    <style:style style:name="ro29" style:family="table-row">
      <style:table-row-properties style:row-height="11.84mm" fo:break-before="auto" style:use-optimal-row-height="true"/>
    </style:style>
    <style:style style:name="ro30" style:family="table-row">
      <style:table-row-properties style:row-height="29.47mm" fo:break-before="auto" style:use-optimal-row-height="true"/>
    </style:style>
    <style:style style:name="ro31" style:family="table-row">
      <style:table-row-properties style:row-height="36.32mm" fo:break-before="auto" style:use-optimal-row-height="true"/>
    </style:style>
    <style:style style:name="ro32" style:family="table-row">
      <style:table-row-properties style:row-height="43.16mm" fo:break-before="auto" style:use-optimal-row-height="true"/>
    </style:style>
    <style:style style:name="ro33" style:family="table-row">
      <style:table-row-properties style:row-height="56.85mm" fo:break-before="auto" style:use-optimal-row-height="true"/>
    </style:style>
    <style:style style:name="ro34" style:family="table-row">
      <style:table-row-properties style:row-height="32.1mm" fo:break-before="auto" style:use-optimal-row-height="true"/>
    </style:style>
    <style:style style:name="ro35" style:family="table-row">
      <style:table-row-properties style:row-height="4.73mm" fo:break-before="auto" style:use-optimal-row-height="true"/>
    </style:style>
    <style:style style:name="ro3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84" style:family="text">
      <style:text-properties fo:color="#ce181e" fo:font-weight="bold" style:font-weight-asian="bold" style:font-weight-complex="bold"/>
    </style:style>
    <style:style style:name="T85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86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87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94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9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99" style:family="text">
      <style:text-properties style:font-name-asian="Consolas" style:font-name-complex="Consolas" style:font-size-asian="9.5pt" style:font-size-complex="9.5pt"/>
    </style:style>
    <style:style style:name="T100" style:family="text">
      <style:text-properties style:text-position="super 58%"/>
    </style:style>
    <style:style style:name="T101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Start MT-SICS simulatio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tart terminal connected to simulatio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 (ScottPlot)]</text:p>
          </table:table-cell>
          <table:table-cell table:number-columns-repeated="1018"/>
        </table:table-row>
        <table:table-row table:style-name="ro24">
          <table:table-cell table:number-columns-repeated="2"/>
          <table:table-cell table:style-name="ce47"/>
          <table:table-cell office:value-type="string" calcext:value-type="string">
            <text:p>Send:</text:p>
            <text:p>D "Hello World"\!(LineRepeat(10))</text:p>
            <text:p>DW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Plot Byte Count&amp;Rate (ScottPlot)]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 again:</text:p>
            <text:p>SIR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37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1018"/>
        </table:table-row>
        <table:table-row table:style-name="ro25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1018"/>
        </table:table-row>
        <table:table-row table:style-name="ro25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1018"/>
        </table:table-row>
        <table:table-row table:style-name="ro25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3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37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37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Close]</text:p>
          </table:table-cell>
          <table:table-cell/>
          <table:table-cell table:style-name="ce37"/>
          <table:table-cell table:number-columns-repeated="1018"/>
        </table:table-row>
        <table:table-row table:style-name="ro26">
          <table:table-cell table:number-columns-repeated="2"/>
          <table:table-cell table:style-name="ce47"/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 (ScottPlot)]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mor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emov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Line Chart (X = Time Stamp)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6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 (ScottPlot)]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mor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emov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Histogram (Horizontal) (ScottPlot)]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88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contains <text:span text:style-name="T8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contains <text:span text:style-name="T8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85">   1 </text:span><text:span text:style-name="T86">S S       0.00 g</text:span></text:p>
            <text:p><text:span text:style-name="T85">   2 </text:span><text:span text:style-name="T86">S S       0.00 g</text:span></text:p>
            <text:p><text:span text:style-name="T85">   3 </text:span><text:span text:style-name="T86">S S       0.00 g</text:span></text:p>
            <text:p><text:span text:style-name="T87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85">...</text:span></text:p>
            <text:p><text:span text:style-name="T85"> 101 </text:span><text:span text:style-name="T86">S D       ?.?? g</text:span></text:p>
            <text:p><text:span text:style-name="T85"> 102 </text:span><text:span text:style-name="T86">S D       ?.?? g</text:span></text:p>
            <text:p><text:span text:style-name="T85"> 103 </text:span><text:span text:style-name="T86">S D       ?.?? g</text:span></text:p>
            <text:p><text:span text:style-name="T87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85">...</text:span></text:p>
            <text:p><text:span text:style-name="T85"> 201 </text:span><text:span text:style-name="T86">S S       ?.?? g</text:span></text:p>
            <text:p><text:span text:style-name="T85"> 202 </text:span><text:span text:style-name="T86">S S       ?.?? g</text:span></text:p>
            <text:p><text:span text:style-name="T85"> 203 </text:span><text:span text:style-name="T86">S S       ?.?? g</text:span></text:p>
            <text:p><text:span text:style-name="T87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69">(&lt;&lt;)</text:span><text:span text:style-name="T29"> </text:span><text:span text:style-name="T35">X</text:span><text:span text:style-name="T91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69">(&lt;&lt;)</text:span><text:span text:style-name="T29"> </text:span><text:span text:style-name="T35">X</text:span><text:span text:style-name="T91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94">(&lt;&lt;)</text:span><text:span text:style-name="T95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94">(&gt;&gt;)</text:span><text:span text:style-name="T95"> </text:span><text:span text:style-name="T5">A</text:span><text:span text:style-name="T6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96"> </text:span><text:span text:style-name="T89">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96"> </text:span><text:span text:style-name="T89">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2">&lt;CR&gt; </text:span><text:span text:style-name="T97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91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91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0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2">&lt;CR&gt; </text:span><text:span text:style-name="T97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99">Note that display elements are text-only and no longer contain the underlying typed</text:span></text:p>
            <text:p><text:span text:style-name="T99">information such as the time stamp of the origin. Since the XML schema is strongly-</text:span></text:p>
            <text:p><text:span text:style-name="T99">typed again, the items need to be reconstructed. Not optimal, but simply a trade-off</text:span></text:p>
            <text:p><text:span text:style-name="T99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0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slightly above the right end of the 2<text:span text:style-name="T10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slightly above the right end of the 3<text:span text:style-name="T100">rd</text:span> line</text:p>
          </table:table-cell>
          <table:table-cell office:value-type="string" calcext:value-type="string">
            <text:p>Repeat steps above, except <text:span text:style-name="T101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.00.0000</text:date>, <text:time style:data-style-name="N2" text:time-value="21:42:23.1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9H12M54S</meta:editing-duration>
    <meta:editing-cycles>603</meta:editing-cycles>
    <meta:generator>LibreOffice/6.1.5.2$Windows_X86_64 LibreOffice_project/90f8dcf33c87b3705e78202e3df5142b201bd805</meta:generator>
    <dc:date>2020-01-18T23:45:42.180000000</dc:date>
    <meta:print-date>2013-02-02T14:44:49.07</meta:print-date>
    <meta:document-statistic meta:table-count="13" meta:cell-count="2370" meta:object-count="0"/>
    <meta:user-defined meta:name="Info 1"/>
    <meta:user-defined meta:name="Info 2"/>
    <meta:user-defined meta:name="Info 3"/>
    <meta:user-defined meta:name="Info 4"/>
  </office:meta>
</office:document-meta>
</file>